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MBx1FF16_7</text:p>
      <text:p text:style-name="P2">American Genizah Project: Partnership for Posterity</text:p>
      <text:p text:style-name="P2">Sabato Morais Collection Catalogue Template</text:p>
      <text:p text:style-name="P1"/>
      <text:p text:style-name="P1">Cataloguer: Heather Newlin</text:p>
      <text:p text:style-name="P1"/>
      <text:p text:style-name="P1"/>
      <text:p text:style-name="P1">I. Provenance</text:p>
      <text:p text:style-name="P1"/>
      <text:p text:style-name="P1">Source: CAJS Sabato Morais Papers</text:p>
      <text:p text:style-name="P1">Location: Box 1, FF 16</text:p>
      <text:p text:style-name="P1">Restrictions: ?</text:p>
      <text:p text:style-name="P1"/>
      <text:p text:style-name="P1">II. Descriptive Metadata</text:p>
      <text:p text:style-name="P1"/>
      <text:p text:style-name="P1">Script<text:tab/><text:tab/><text:tab/><text:tab/><text:tab/><text:tab/>Manuscript</text:p>
      <text:p text:style-name="P1"><text:s/>(manuscript or typescript) <text:tab/><text:tab/><text:tab/><text:tab/></text:p>
      <text:p text:style-name="P1">Language (s)<text:tab/><text:tab/><text:tab/><text:tab/><text:tab/>English<text:tab/><text:tab/><text:tab/><text:tab/><text:tab/></text:p>
      <text:p text:style-name="P1">Author of letter<text:tab/><text:tab/><text:tab/><text:tab/>David Piza</text:p>
      <text:p text:style-name="P1">Signed letter<text:tab/><text:tab/><text:tab/><text:tab/><text:tab/>Y</text:p>
      <text:p text:style-name="P1">Unsigned letter</text:p>
      <text:p text:style-name="P1">Dictated letter</text:p>
      <text:p text:style-name="P1">Anonymous</text:p>
      <text:p text:style-name="P1">Addressee of letter<text:tab/><text:tab/><text:tab/><text:tab/>Sabato Morais</text:p>
      <text:p text:style-name="P1">Addressee as “Editor”<text:tab/><text:tab/><text:tab/><text:tab/></text:p>
      <text:p text:style-name="P1">Date (derived from Hebrew Date)<text:tab/><text:tab/></text:p>
      <text:p text:style-name="P1">Date (derived from Gregorian calendar)<text:tab/>3 June 1859</text:p>
      <text:p text:style-name="P1">Month<text:tab/><text:tab/><text:tab/><text:tab/><text:tab/><text:tab/>June</text:p>
      <text:p text:style-name="P1">Year<text:tab/><text:tab/><text:tab/><text:tab/><text:tab/><text:tab/>1859</text:p>
      <text:p text:style-name="P1">Hebrew Date<text:tab/><text:tab/><text:tab/><text:tab/><text:tab/></text:p>
      <text:p text:style-name="P1">Undated</text:p>
      <text:p text:style-name="P1">City<text:tab/><text:tab/><text:tab/><text:tab/><text:tab/><text:tab/>London</text:p>
      <text:p text:style-name="P1">State<text:tab/><text:tab/><text:tab/><text:tab/><text:tab/><text:tab/><text:tab/> <text:s text:c="2"/><text:tab/><text:tab/><text:tab/><text:tab/></text:p>
      <text:p text:style-name="P1">Country<text:tab/><text:tab/><text:tab/><text:tab/><text:tab/>England</text:p>
      <text:p text:style-name="P1">Subject<text:tab/><text:tab/><text:tab/><text:tab/><text:tab/></text:p>
      <text:p text:style-name="P1">Keywords</text:p>
      <text:p text:style-name="P1"/>
      <text:p text:style-name="P1"/>
      <text:p text:style-name="P1">III. Document Types</text:p>
      <text:p text:style-name="P1"/>
      <text:p text:style-name="P1">Correspondence<text:tab/><text:tab/><text:tab/><text:tab/>Y</text:p>
      <text:p text:style-name="P1">(Synagogue) Sermon</text:p>
      <text:p text:style-name="P1">(Public) Discourse</text:p>
      <text:p text:style-name="P1">Literary Document<text:tab/><text:tab/><text:tab/><text:tab/></text:p>
      <text:p text:style-name="P1">Legal Document</text:p>
      <text:p text:style-name="P1">Receipts</text:p>
      <text:p text:style-name="P1">Newspaper Clipping</text:p>
      <text:p text:style-name="P1">Greeting Card</text:p>
      <text:p text:style-name="P1">Calling Card</text:p>
      <text:p text:style-name="P1"><text:soft-page-break/></text:p>
      <text:p text:style-name="P1"/>
      <text:p text:style-name="P1">IV. Physical Features </text:p>
      <text:p text:style-name="P1"/>
      <text:p text:style-name="P1">Condition (e.g. fragile)<text:tab/><text:tab/><text:tab/></text:p>
      <text:p text:style-name="P1">Paper size (letter or legal size)<text:tab/><text:tab/></text:p>
      <text:p text:style-name="P1">Number of Pages<text:tab/><text:tab/><text:tab/><text:tab/>3</text:p>
      <text:p text:style-name="P1">Number of Sheets<text:tab/><text:tab/><text:tab/><text:tab/>2</text:p>
      <text:p text:style-name="P1">Fragment<text:tab/><text:tab/><text:tab/><text:tab/><text:tab/></text:p>
      <text:p text:style-name="P1">Pagination </text:p>
      <text:p text:style-name="P1">Foliation</text:p>
      <text:p text:style-name="P1">Additional Numeration</text:p>
      <text:p text:style-name="P1">Envelope</text:p>
      <text:p text:style-name="P1">Stamp</text:p>
      <text:p text:style-name="P1">Postmark<text:tab/><text:tab/><text:tab/><text:tab/><text:tab/>Y<text:tab/><text:tab/><text:tab/></text:p>
      <text:p text:style-name="P1">Wax seal<text:tab/><text:tab/><text:tab/><text:tab/><text:tab/>Y</text:p>
      <text:p text:style-name="P1"/>
      <text:p text:style-name="P1">V. Added entries </text:p>
      <text:p text:style-name="P1"/>
      <text:p text:style-name="P1">Additional names mentioned: </text:p>
      <text:p text:style-name="P1">Additional Places mentioned: </text:p>
      <text:p text:style-name="P1">Additional Dates mentioned:</text:p>
      <text:p text:style-name="P1"/>
      <text:p text:style-name="P1">VI. Notes</text:p>
      <text:p text:style-name="P1"/>
      <text:p text:style-name="P1">A photocopy of the manuscript is also available in Box 19, FF 8.</text:p>
      <text:p text:style-name="P1"/>
      <text:p text:style-name="P1">VII Transcription</text:p>
      <text:p text:style-name="P1">(Symbols: <text:s/>? = uncertain; [ ] = supplied information; / = end of line)</text:p>
      <text:p text:style-name="P1"/>
      <text:p text:style-name="P1">[Page 1]</text:p>
      <text:p text:style-name="P3"><text:span text:style-name="T1">London 3</text:span><text:span text:style-name="T2">rd</text:span><text:span text:style-name="T1"> June 1859/</text:span></text:p>
      <text:p text:style-name="P1">Dear Sir,/</text:p>
      <text:p text:style-name="P1"><text:span text:style-name="T1"><text:tab/>In answer to yours of 28</text:span><text:span text:style-name="T2">th</text:span><text:span text:style-name="T1"> April, wherein/ you state having sent me a letter in October last/ containing certain questions, I beg to say that you/ are perfectly correct in your surmise as to the miscarriage/ of said letter as it did not reach me. <text:s/>I now therefore/ hasten to answer your questions to the best of my ability./ <text:s/>[Hebrew] is not said on the second night of [Hebrew] but is/ on the second </text:span><text:span text:style-name="T3">day</text:span><text:span text:style-name="T4"> [Hebrew] is not said at [Hebrew]--[Hebrew]/ is said on Friday at [Hebrew] but not on [Hebrew] or [Hebrew] when they/ happen on [Hebrew]--[Hebrew] is not said when [Hebrew] follows/ immediately [Hebrew]--the [Hebrew] is not left open at the/ services for [Hebrew] but is for all the services on [Hebrew] and/ is opened for the [Hebrew] at [Hebrew]--there is no fixed number/ of [Hebrew] taken out on the night of [Hebrew] there are at times/ Eleven, at other times more, as besides the [Hebrew] and/ [Hebrew] private individuals if they wish can take a [Hebrew]/ but on [Hebrew] there are </text:span><text:span text:style-name="T3">only seven</text:span><text:span text:style-name="T4">—the [Hebrew] does not/ read the [Hebrew] for the [Hebrew] at the [Hebrew]--on [Hebrew]/ </text:span><text:span text:style-name="T4">[Hebrew] and [Hebrew] are read as usual, and on/ Friday at [Hebrew] the Psalm belonging to the respective/ festival of [Hebrew] or [Hebrew] are read and afterwards [Hebrew]/--[Hebrew] is said on days when there is no [Hebrew]--/ [Hebrew] is not given on Friday after 12 O'clock, or/ when the [Hebrew] return to Synagogue </text:span><text:span text:style-name="T3">immediately</text:span><text:span text:style-name="T4">/</text:span></text:p>
      <text:p text:style-name="P5"/>
      <text:p text:style-name="P5"><text:soft-page-break/>[Page 2]</text:p>
      <text:p text:style-name="P5">after the funeral [Hebrew] is not made on [Hebrew] neither/ is [Hebrew] said—the latter is read on all occasions/ by the [Hebrew] when the deceased left no relatives--/ [Hebrew] is cut on the left hand side for Parents, and/ every garment is rent, even to the shirt—It is/ customary for other relatives, besides the children/ of deceased persons to say [Hebrew] but it is not an/ acknowledged right, consequently none but the/ children have [Hebrew] for [Hebrew] during the eleven/ months—the hind quarters are eaten in this/ city, after they have undergon[sic] [Hebrew] and the [Hebrew]/ does kill at the Poulterers on [Hebrew] for the use of/ the same day, but he does not kill for private/ persons—I have not a printed copy of the [Hebrew]/ of this Congregation, neither do I think there/ is such a book in existence. <text:s/>I regret such delay/ such have occurred, and will be most happy to serve/ you at any time, as far as my humble capacity/ will allow me/</text:p>
      <text:p text:style-name="P5"><text:tab/>Mrs Piza unites with me in kindest/ regards to Mrs Morais, and thanks for the kind/ sentiments expressed towards Judah/</text:p>
      <text:p text:style-name="P5"><text:tab/>I am/</text:p>
      <text:p text:style-name="P5"><text:tab/>Your's very truly/</text:p>
      <text:p text:style-name="P5"><text:tab/><text:tab/>David Piza/</text:p>
      <text:p text:style-name="P5">Revd. S. Morais/</text:p>
      <text:p text:style-name="P5"/>
      <text:p text:style-name="P5">[Page 3]</text:p>
      <text:p text:style-name="P4"><text:span text:style-name="T1">Prepaid</text:span><text:span text:style-name="T4">/</text:span></text:p>
      <text:p text:style-name="P5"><text:tab/>Revd. S. Morais/</text:p>
      <text:p text:style-name="P5">515 North Sixth St./</text:p>
      <text:p text:style-name="P5"><text:tab/>Philadelphia/</text:p>
      <text:p text:style-name="P4"><text:span text:style-name="T1">D. P.</text:span><text:span text:style-name="T4"><text:tab/><text:tab/>U. 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2:14:31</meta:creation-date>
    <dc:date>2012-03-21T13:24:38.95</dc:date>
    <dc:language>en-US</dc:language>
    <meta:editing-cycles>4</meta:editing-cycles>
    <meta:editing-duration>PT00H02M11S</meta:editing-duration>
    <dc:creator>Penn Libraries</dc:creator>
    <meta:document-statistic meta:table-count="0" meta:image-count="0" meta:object-count="0" meta:page-count="3" meta:paragraph-count="78" meta:word-count="658" meta:character-count="4007"/>
    <meta:user-defined meta:name="Info 1"/>
    <meta:user-defined meta:name="Info 2"/>
    <meta:user-defined meta:name="Info 3"/>
    <meta:user-defined meta:name="Info 4"/>
  </office:meta>
</office:document-meta>
</file>